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08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b pas/tr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µ pa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b µ pas/tr</text:p>
          </table:table-cell>
          <table:table-cell table:formula="of:=[.B1]*[.B2]" office:value-type="float" office:value="800" calcext:value-type="float"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nb µ pas/63°</text:p>
          </table:table-cell>
          <table:table-cell table:formula="of:=[.B3]/360*63" office:value-type="float" office:value="140" calcext:value-type="float"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nb µ pas/9°</text:p>
          </table:table-cell>
          <table:table-cell table:formula="of:=[.B3]/360*9" office:value-type="float" office:value="20" calcext:value-type="float"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fps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 tot ms</text:p>
          </table:table-cell>
          <table:table-cell table:formula="of:=1/[.B6]*1000" office:value-type="float" office:value="66.6666666666667" calcext:value-type="float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Accel 1/10</text:p>
          </table:table-cell>
          <table:table-cell table:formula="of:=[.B7]/10" office:value-type="float" office:value="6.66666666666667" calcext:value-type="float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plateau 8/10</text:p>
          </table:table-cell>
          <table:table-cell table:formula="of:=[.B7]/10*8" office:value-type="float" office:value="53.3333333333333" calcext:value-type="float"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periode 200 tirs µs</text:p>
          </table:table-cell>
          <table:table-cell table:formula="of:=[.B9]/200*1000" office:value-type="float" office:value="266.666666666667" calcext:value-type="float">
            <text:p/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 plateau step/s</text:p>
          </table:table-cell>
          <table:table-cell table:formula="of:=[.B4]/[.B9]*1000" office:value-type="float" office:value="2625" calcext:value-type="float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ode steps plateau µs</text:p>
          </table:table-cell>
          <table:table-cell table:formula="of:=1/[.B13]" office:value-type="float" office:value="0.000380952380952381" calcext:value-type="float">
            <text:p/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t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13]/2*(1-COS([.A17]/100*PI()))" office:value-type="float" office:value="0" calcext:value-type="float">
            <text:p/>
          </table:table-cell>
          <table:table-cell office:value-type="float" office:value="0" calcext:value-type="float">
            <text:p>0</text:p>
          </table:table-cell>
          <table:table-cell table:style-name="ce1" table:formula="of:=[.C17]/[.C$117]*[.B$5]" office:value-type="float" office:value="0" calcext:value-type="float">
            <text:p/>
          </table:table-cell>
          <table:table-cell table:style-name="ce3" table:formula="of:=[.A17]/[.B$8]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3]/2*(1-COS([.A18]/100*PI()))" office:value-type="float" office:value="0.647639519977275" calcext:value-type="float">
            <text:p/>
          </table:table-cell>
          <table:table-cell table:formula="of:=[.C17]+[.B18]" office:value-type="float" office:value="0.647639519977275" calcext:value-type="float">
            <text:p/>
          </table:table-cell>
          <table:table-cell table:formula="of:=[.C18]/[.C$117]*[.B$5]" office:value-type="float" office:value="0.0000977108186670099" calcext:value-type="float">
            <text:p/>
          </table:table-cell>
          <table:table-cell table:formula="of:=[.A18]/100*[.B$8]" office:value-type="float" office:value="0.0666666666666667" calcext:value-type="float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1/(1-COS([.H18]/20*PI()))*[.B$14]*1000" office:value-type="string" office:string-value="" calcext:value-type="error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3]/2*(1-COS([.A19]/100*PI()))" office:value-type="float" office:value="2.58991893789358" calcext:value-type="float">
            <text:p/>
          </table:table-cell>
          <table:table-cell table:formula="of:=[.C18]+[.B19]" office:value-type="float" office:value="3.23755845787085" calcext:value-type="float">
            <text:p/>
          </table:table-cell>
          <table:table-cell table:formula="of:=[.C19]/[.C$117]*[.B$5]" office:value-type="float" office:value="0.00048845766455383" calcext:value-type="float">
            <text:p/>
          </table:table-cell>
          <table:table-cell table:formula="of:=[.A19]/100*[.B$8]" office:value-type="float" office:value="0.133333333333333" calcext:value-type="float"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/(1-COS([.H19]/20*PI()))" office:value-type="float" office:value="162.447638797589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3]/2*(1-COS([.A20]/100*PI()))" office:value-type="float" office:value="5.8249214584575" calcext:value-type="float">
            <text:p/>
          </table:table-cell>
          <table:table-cell table:formula="of:=[.C19]+[.B20]" office:value-type="float" office:value="9.06247991632836" calcext:value-type="float">
            <text:p/>
          </table:table-cell>
          <table:table-cell table:formula="of:=[.C20]/[.C$117]*[.B$5]" office:value-type="float" office:value="0.00136727655503304" calcext:value-type="float">
            <text:p/>
          </table:table-cell>
          <table:table-cell table:formula="of:=[.A20]/100*[.B$8]" office:value-type="float" office:value="0.2" calcext:value-type="float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/(1-COS([.H20]/20*PI()))" office:value-type="float" office:value="40.8634581890614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3]/2*(1-COS([.A21]/100*PI()))" office:value-type="float" office:value="10.3494545247478" calcext:value-type="float">
            <text:p/>
          </table:table-cell>
          <table:table-cell table:formula="of:=[.C20]+[.B21]" office:value-type="float" office:value="19.4119344410762" calcext:value-type="float">
            <text:p/>
          </table:table-cell>
          <table:table-cell table:formula="of:=[.C21]/[.C$117]*[.B$5]" office:value-type="float" office:value="0.00292872183929485" calcext:value-type="float">
            <text:p/>
          </table:table-cell>
          <table:table-cell table:formula="of:=[.A21]/100*[.B$8]" office:value-type="float" office:value="0.266666666666667" calcext:value-type="float"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/(1-COS([.H21]/20*PI()))" office:value-type="float" office:value="18.3497221747153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3]/2*(1-COS([.A22]/100*PI()))" office:value-type="float" office:value="16.1590529688817" calcext:value-type="float">
            <text:p/>
          </table:table-cell>
          <table:table-cell table:formula="of:=[.C21]+[.B22]" office:value-type="float" office:value="35.5709874099578" calcext:value-type="float">
            <text:p/>
          </table:table-cell>
          <table:table-cell table:formula="of:=[.C22]/[.C$117]*[.B$5]" office:value-type="float" office:value="0.00536667419669331" calcext:value-type="float">
            <text:p/>
          </table:table-cell>
          <table:table-cell table:formula="of:=[.A22]/100*[.B$8]" office:value-type="float" office:value="0.333333333333333" calcext:value-type="float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/(1-COS([.H22]/20*PI()))" office:value-type="float" office:value="10.4721359549996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3]/2*(1-COS([.A23]/100*PI()))" office:value-type="float" office:value="23.2479834185961" calcext:value-type="float">
            <text:p/>
          </table:table-cell>
          <table:table-cell table:formula="of:=[.C22]+[.B23]" office:value-type="float" office:value="58.8189708285539" calcext:value-type="float">
            <text:p/>
          </table:table-cell>
          <table:table-cell table:formula="of:=[.C23]/[.C$117]*[.B$5]" office:value-type="float" office:value="0.00887414929992327" calcext:value-type="float">
            <text:p/>
          </table:table-cell>
          <table:table-cell table:formula="of:=[.A23]/100*[.B$8]" office:value-type="float" office:value="0.4" calcext:value-type="float"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/(1-COS([.H23]/20*PI()))" office:value-type="float" office:value="6.82842712474619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3]/2*(1-COS([.A24]/100*PI()))" office:value-type="float" office:value="31.609249955394" calcext:value-type="float">
            <text:p/>
          </table:table-cell>
          <table:table-cell table:formula="of:=[.C23]+[.B24]" office:value-type="float" office:value="90.4282207839479" calcext:value-type="float">
            <text:p/>
          </table:table-cell>
          <table:table-cell table:formula="of:=[.C24]/[.C$117]*[.B$5]" office:value-type="float" office:value="0.0136431073318545" calcext:value-type="float">
            <text:p/>
          </table:table-cell>
          <table:table-cell table:formula="of:=[.A24]/100*[.B$8]" office:value-type="float" office:value="0.466666666666667" calcext:value-type="float"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(1-COS([.H24]/20*PI()))" office:value-type="float" office:value="4.85183999631918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3]/2*(1-COS([.A25]/100*PI()))" office:value-type="float" office:value="41.2346010186717" calcext:value-type="float">
            <text:p/>
          </table:table-cell>
          <table:table-cell table:formula="of:=[.C24]+[.B25]" office:value-type="float" office:value="131.66282180262" calcext:value-type="float">
            <text:p/>
          </table:table-cell>
          <table:table-cell table:formula="of:=[.C25]/[.C$117]*[.B$5]" office:value-type="float" office:value="0.0198642635440067" calcext:value-type="float">
            <text:p/>
          </table:table-cell>
          <table:table-cell table:formula="of:=[.A25]/100*[.B$8]" office:value-type="float" office:value="0.533333333333333" calcext:value-type="float"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2/(1-COS([.H25]/20*PI()))" office:value-type="float" office:value="3.66293992878508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3]/2*(1-COS([.A26]/100*PI()))" office:value-type="float" office:value="52.1145375490122" calcext:value-type="float">
            <text:p/>
          </table:table-cell>
          <table:table-cell table:formula="of:=[.C25]+[.B26]" office:value-type="float" office:value="183.777359351632" calcext:value-type="float">
            <text:p/>
          </table:table-cell>
          <table:table-cell table:formula="of:=[.C26]/[.C$117]*[.B$5]" office:value-type="float" office:value="0.027726900043622" calcext:value-type="float">
            <text:p/>
          </table:table-cell>
          <table:table-cell table:formula="of:=[.A26]/100*[.B$8]" office:value-type="float" office:value="0.6" calcext:value-type="float"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2/(1-COS([.H26]/20*PI()))" office:value-type="float" office:value="2.89442719099992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3]/2*(1-COS([.A27]/100*PI()))" office:value-type="float" office:value="64.238322362611" calcext:value-type="float">
            <text:p/>
          </table:table-cell>
          <table:table-cell table:formula="of:=[.C26]+[.B27]" office:value-type="float" office:value="248.015681714243" calcext:value-type="float">
            <text:p/>
          </table:table-cell>
          <table:table-cell table:formula="of:=[.C27]/[.C$117]*[.B$5]" office:value-type="float" office:value="0.0374186789950767" calcext:value-type="float">
            <text:p/>
          </table:table-cell>
          <table:table-cell table:formula="of:=[.A27]/100*[.B$8]" office:value-type="float" office:value="0.666666666666667" calcext:value-type="float"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2/(1-COS([.H27]/20*PI()))" office:value-type="float" office:value="2.37088870646592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3]/2*(1-COS([.A28]/100*PI()))" office:value-type="float" office:value="77.5939907475791" calcext:value-type="float">
            <text:p/>
          </table:table-cell>
          <table:table-cell table:formula="of:=[.C27]+[.B28]" office:value-type="float" office:value="325.609672461822" calcext:value-type="float">
            <text:p/>
          </table:table-cell>
          <table:table-cell table:formula="of:=[.C28]/[.C$117]*[.B$5]" office:value-type="float" office:value="0.0491254574199826" calcext:value-type="float">
            <text:p/>
          </table:table-cell>
          <table:table-cell table:formula="of:=[.A28]/100*[.B$8]" office:value-type="float" office:value="0.733333333333333" calcext:value-type="float"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2/(1-COS([.H28]/20*PI()))" office:value-type="float" office:value="2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3]/2*(1-COS([.A29]/100*PI()))" office:value-type="float" office:value="92.16836227167" calcext:value-type="float">
            <text:p/>
          </table:table-cell>
          <table:table-cell table:formula="of:=[.C28]+[.B29]" office:value-type="float" office:value="417.778034733492" calcext:value-type="float">
            <text:p/>
          </table:table-cell>
          <table:table-cell table:formula="of:=[.C29]/[.C$117]*[.B$5]" office:value-type="float" office:value="0.0630311037787447" calcext:value-type="float">
            <text:p/>
          </table:table-cell>
          <table:table-cell table:formula="of:=[.A29]/100*[.B$8]" office:value-type="float" office:value="0.8" calcext:value-type="float"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2/(1-COS([.H29]/20*PI()))" office:value-type="float" office:value="1.72945381728175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3]/2*(1-COS([.A30]/100*PI()))" office:value-type="float" office:value="107.947053789775" calcext:value-type="float">
            <text:p/>
          </table:table-cell>
          <table:table-cell table:formula="of:=[.C29]+[.B30]" office:value-type="float" office:value="525.725088523267" calcext:value-type="float">
            <text:p/>
          </table:table-cell>
          <table:table-cell table:formula="of:=[.C30]/[.C$117]*[.B$5]" office:value-type="float" office:value="0.07931731651459" calcext:value-type="float">
            <text:p/>
          </table:table-cell>
          <table:table-cell table:formula="of:=[.A30]/100*[.B$8]" office:value-type="float" office:value="0.866666666666667" calcext:value-type="float"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2/(1-COS([.H30]/20*PI()))" office:value-type="float" office:value="1.52786404500042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3]/2*(1-COS([.A31]/100*PI()))" office:value-type="float" office:value="124.914493638349" calcext:value-type="float">
            <text:p/>
          </table:table-cell>
          <table:table-cell table:formula="of:=[.C30]+[.B31]" office:value-type="float" office:value="650.639582161616" calcext:value-type="float">
            <text:p/>
          </table:table-cell>
          <table:table-cell table:formula="of:=[.C31]/[.C$117]*[.B$5]" office:value-type="float" office:value="0.0981634447391406" calcext:value-type="float">
            <text:p/>
          </table:table-cell>
          <table:table-cell table:formula="of:=[.A31]/100*[.B$8]" office:value-type="float" office:value="0.933333333333333" calcext:value-type="float"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2/(1-COS([.H31]/20*PI()))" office:value-type="float" office:value="1.37552480594492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3]/2*(1-COS([.A32]/100*PI()))" office:value-type="float" office:value="143.053937002767" calcext:value-type="float">
            <text:p/>
          </table:table-cell>
          <table:table-cell table:formula="of:=[.C31]+[.B32]" office:value-type="float" office:value="793.693519164383" calcext:value-type="float">
            <text:p/>
          </table:table-cell>
          <table:table-cell table:formula="of:=[.C32]/[.C$117]*[.B$5]" office:value-type="float" office:value="0.119746311236494" calcext:value-type="float">
            <text:p/>
          </table:table-cell>
          <table:table-cell table:formula="of:=[.A32]/100*[.B$8]" office:value-type="float" office:value="1" calcext:value-type="float">
            <text:p/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2/(1-COS([.H32]/20*PI()))" office:value-type="float" office:value="1.2596161836825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3]/2*(1-COS([.A33]/100*PI()))" office:value-type="float" office:value="162.347482442429" calcext:value-type="float">
            <text:p/>
          </table:table-cell>
          <table:table-cell table:formula="of:=[.C32]+[.B33]" office:value-type="float" office:value="956.041001606812" calcext:value-type="float">
            <text:p/>
          </table:table-cell>
          <table:table-cell table:formula="of:=[.C33]/[.C$117]*[.B$5]" office:value-type="float" office:value="0.144240037960481" calcext:value-type="float">
            <text:p/>
          </table:table-cell>
          <table:table-cell table:formula="of:=[.A33]/100*[.B$8]" office:value-type="float" office:value="1.06666666666667" calcext:value-type="float"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2/(1-COS([.H33]/20*PI()))" office:value-type="float" office:value="1.17157287525381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3]/2*(1-COS([.A34]/100*PI()))" office:value-type="float" office:value="182.776089557324" calcext:value-type="float">
            <text:p/>
          </table:table-cell>
          <table:table-cell table:formula="of:=[.C33]+[.B34]" office:value-type="float" office:value="1138.81709116414" calcext:value-type="float">
            <text:p/>
          </table:table-cell>
          <table:table-cell table:formula="of:=[.C34]/[.C$117]*[.B$5]" office:value-type="float" office:value="0.171815874197324" calcext:value-type="float">
            <text:p/>
          </table:table-cell>
          <table:table-cell table:formula="of:=[.A34]/100*[.B$8]" office:value-type="float" office:value="1.13333333333333" calcext:value-type="float"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2/(1-COS([.H34]/20*PI()))" office:value-type="float" office:value="1.10557280900008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13]/2*(1-COS([.A35]/100*PI()))" office:value-type="float" office:value="204.319597778605" calcext:value-type="float">
            <text:p/>
          </table:table-cell>
          <table:table-cell table:formula="of:=[.C34]+[.B35]" office:value-type="float" office:value="1343.13668894274" calcext:value-type="float">
            <text:p/>
          </table:table-cell>
          <table:table-cell table:formula="of:=[.C35]/[.C$117]*[.B$5]" office:value-type="float" office:value="0.202642027563261" calcext:value-type="float">
            <text:p/>
          </table:table-cell>
          <table:table-cell table:formula="of:=[.A35]/100*[.B$8]" office:value-type="float" office:value="1.2" calcext:value-type="float"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2/(1-COS([.H35]/20*PI()))" office:value-type="float" office:value="1.05763781056145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13]/2*(1-COS([.A36]/100*PI()))" office:value-type="float" office:value="226.956746264638" calcext:value-type="float">
            <text:p/>
          </table:table-cell>
          <table:table-cell table:formula="of:=[.C35]+[.B36]" office:value-type="float" office:value="1570.09343520738" calcext:value-type="float">
            <text:p/>
          </table:table-cell>
          <table:table-cell table:formula="of:=[.C36]/[.C$117]*[.B$5]" office:value-type="float" office:value="0.236883498003942" calcext:value-type="float">
            <text:p/>
          </table:table-cell>
          <table:table-cell table:formula="of:=[.A36]/100*[.B$8]" office:value-type="float" office:value="1.26666666666667" calcext:value-type="float"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2/(1-COS([.H36]/20*PI()))" office:value-type="float" office:value="1.02508563093692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3]/2*(1-COS([.A37]/100*PI()))" office:value-type="float" office:value="250.665194882881" calcext:value-type="float">
            <text:p/>
          </table:table-cell>
          <table:table-cell table:formula="of:=[.C36]+[.B37]" office:value-type="float" office:value="1820.75863009026" calcext:value-type="float">
            <text:p/>
          </table:table-cell>
          <table:table-cell table:formula="of:=[.C37]/[.C$117]*[.B$5]" office:value-type="float" office:value="0.274701914959398" calcext:value-type="float">
            <text:p/>
          </table:table-cell>
          <table:table-cell table:formula="of:=[.A37]/100*[.B$8]" office:value-type="float" office:value="1.33333333333333" calcext:value-type="float"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2/(1-COS([.H37]/20*PI()))" office:value-type="float" office:value="1.00619395865711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13]/2*(1-COS([.A38]/100*PI()))" office:value-type="float" office:value="275.421546256906" calcext:value-type="float">
            <text:p/>
          </table:table-cell>
          <table:table-cell table:formula="of:=[.C37]+[.B38]" office:value-type="float" office:value="2096.18017634717" calcext:value-type="float">
            <text:p/>
          </table:table-cell>
          <table:table-cell table:formula="of:=[.C38]/[.C$117]*[.B$5]" office:value-type="float" office:value="0.316255377855301" calcext:value-type="float">
            <text:p/>
          </table:table-cell>
          <table:table-cell table:formula="of:=[.A38]/100*[.B$8]" office:value-type="float" office:value="1.4" calcext:value-type="float"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2/(1-COS([.H38]/20*PI()))" office:value-type="float" office:value="1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13]/2*(1-COS([.A39]/100*PI()))" office:value-type="float" office:value="301.201368856777" calcext:value-type="float">
            <text:p/>
          </table:table-cell>
          <table:table-cell table:formula="of:=[.C38]+[.B39]" office:value-type="float" office:value="2397.38154520394" calcext:value-type="float">
            <text:p/>
          </table:table-cell>
          <table:table-cell table:formula="of:=[.C39]/[.C$117]*[.B$5]" office:value-type="float" office:value="0.361698300077917" calcext:value-type="float">
            <text:p/>
          </table:table-cell>
          <table:table-cell table:formula="of:=[.A39]/100*[.B$8]" office:value-type="float" office:value="1.4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13]/2*(1-COS([.A40]/100*PI()))" office:value-type="float" office:value="327.979221110022" calcext:value-type="float">
            <text:p/>
          </table:table-cell>
          <table:table-cell table:formula="of:=[.C39]+[.B40]" office:value-type="float" office:value="2725.36076631396" calcext:value-type="float">
            <text:p/>
          </table:table-cell>
          <table:table-cell table:formula="of:=[.C40]/[.C$117]*[.B$5]" office:value-type="float" office:value="0.411181256586737" calcext:value-type="float">
            <text:p/>
          </table:table-cell>
          <table:table-cell table:formula="of:=[.A40]/100*[.B$8]" office:value-type="float" office:value="1.5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13]/2*(1-COS([.A41]/100*PI()))" office:value-type="float" office:value="355.728676509397" calcext:value-type="float">
            <text:p/>
          </table:table-cell>
          <table:table-cell table:formula="of:=[.C40]+[.B41]" office:value-type="float" office:value="3081.08944282336" calcext:value-type="float">
            <text:p/>
          </table:table-cell>
          <table:table-cell table:formula="of:=[.C41]/[.C$117]*[.B$5]" office:value-type="float" office:value="0.46485083531517" calcext:value-type="float">
            <text:p/>
          </table:table-cell>
          <table:table-cell table:formula="of:=[.A41]/100*[.B$8]" office:value-type="float" office:value="1.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3]/2*(1-COS([.A42]/100*PI()))" office:value-type="float" office:value="384.422349692656" calcext:value-type="float">
            <text:p/>
          </table:table-cell>
          <table:table-cell table:formula="of:=[.C41]+[.B42]" office:value-type="float" office:value="3465.51179251602" calcext:value-type="float">
            <text:p/>
          </table:table-cell>
          <table:table-cell table:formula="of:=[.C42]/[.C$117]*[.B$5]" office:value-type="float" office:value="0.522849492505953" calcext:value-type="float">
            <text:p/>
          </table:table-cell>
          <table:table-cell table:formula="of:=[.A42]/100*[.B$8]" office:value-type="float" office:value="1.6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$13]/2*(1-COS([.A43]/100*PI()))" office:value-type="float" office:value="414.031923468596" calcext:value-type="float">
            <text:p/>
          </table:table-cell>
          <table:table-cell table:formula="of:=[.C42]+[.B43]" office:value-type="float" office:value="3879.54371598461" calcext:value-type="float">
            <text:p/>
          </table:table-cell>
          <table:table-cell table:formula="of:=[.C43]/[.C$117]*[.B$5]" office:value-type="float" office:value="0.585315412124035" calcext:value-type="float">
            <text:p/>
          </table:table-cell>
          <table:table-cell table:formula="of:=[.A43]/100*[.B$8]" office:value-type="float" office:value="1.7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$13]/2*(1-COS([.A44]/100*PI()))" office:value-type="float" office:value="444.528176762707" calcext:value-type="float">
            <text:p/>
          </table:table-cell>
          <table:table-cell table:formula="of:=[.C43]+[.B44]" office:value-type="float" office:value="4324.07189274732" calcext:value-type="float">
            <text:p/>
          </table:table-cell>
          <table:table-cell table:formula="of:=[.C44]/[.C$117]*[.B$5]" office:value-type="float" office:value="0.652382369485688" calcext:value-type="float">
            <text:p/>
          </table:table-cell>
          <table:table-cell table:formula="of:=[.A44]/100*[.B$8]" office:value-type="float" office:value="1.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$13]/2*(1-COS([.A45]/100*PI()))" office:value-type="float" office:value="475.881013454845" calcext:value-type="float">
            <text:p/>
          </table:table-cell>
          <table:table-cell table:formula="of:=[.C44]+[.B45]" office:value-type="float" office:value="4799.95290620217" calcext:value-type="float">
            <text:p/>
          </table:table-cell>
          <table:table-cell table:formula="of:=[.C45]/[.C$117]*[.B$5]" office:value-type="float" office:value="0.724179599238422" calcext:value-type="float">
            <text:p/>
          </table:table-cell>
          <table:table-cell table:formula="of:=[.A45]/100*[.B$8]" office:value-type="float" office:value="1.8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$13]/2*(1-COS([.A46]/100*PI()))" office:value-type="float" office:value="508.059492080468" calcext:value-type="float">
            <text:p/>
          </table:table-cell>
          <table:table-cell table:formula="of:=[.C45]+[.B46]" office:value-type="float" office:value="5308.01239828263" calcext:value-type="float">
            <text:p/>
          </table:table-cell>
          <table:table-cell table:formula="of:=[.C46]/[.C$117]*[.B$5]" office:value-type="float" office:value="0.800831667821991" calcext:value-type="float">
            <text:p/>
          </table:table-cell>
          <table:table-cell table:formula="of:=[.A46]/100*[.B$8]" office:value-type="float" office:value="1.9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3]/2*(1-COS([.A47]/100*PI()))" office:value-type="float" office:value="541.031856366129" calcext:value-type="float">
            <text:p/>
          </table:table-cell>
          <table:table-cell table:formula="of:=[.C46]+[.B47]" office:value-type="float" office:value="5849.04425464876" calcext:value-type="float">
            <text:p/>
          </table:table-cell>
          <table:table-cell table:formula="of:=[.C47]/[.C$117]*[.B$5]" office:value-type="float" office:value="0.882458350536353" calcext:value-type="float">
            <text:p/>
          </table:table-cell>
          <table:table-cell table:formula="of:=[.A47]/100*[.B$8]" office:value-type="float" office:value="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$13]/2*(1-COS([.A48]/100*PI()))" office:value-type="float" office:value="574.765566569079" calcext:value-type="float">
            <text:p/>
          </table:table-cell>
          <table:table-cell table:formula="of:=[.C47]+[.B48]" office:value-type="float" office:value="6423.80982121784" calcext:value-type="float">
            <text:p/>
          </table:table-cell>
          <table:table-cell table:style-name="ce1" table:formula="of:=[.C48]/[.C$117]*[.B$5]" office:value-type="float" office:value="0.969174513337911" calcext:value-type="float">
            <text:p/>
          </table:table-cell>
          <table:table-cell table:style-name="ce3" table:formula="of:=[.A48]/100*[.B$8]" office:value-type="float" office:value="2.06666666666667" calcext:value-type="float">
            <text:p/>
          </table:table-cell>
          <table:table-cell table:formula="of:=[.E48]" office:value-type="float" office:value="2.06666666666667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$13]/2*(1-COS([.A49]/100*PI()))" office:value-type="float" office:value="609.227331590067" calcext:value-type="float">
            <text:p/>
          </table:table-cell>
          <table:table-cell table:formula="of:=[.C48]+[.B49]" office:value-type="float" office:value="7033.03715280791" calcext:value-type="float">
            <text:p/>
          </table:table-cell>
          <table:table-cell table:formula="of:=[.C49]/[.C$117]*[.B$5]" office:value-type="float" office:value="1.06108999948068" calcext:value-type="float">
            <text:p/>
          </table:table-cell>
          <table:table-cell table:formula="of:=[.A49]/100*[.B$8]" office:value-type="float" office:value="2.1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$13]/2*(1-COS([.A50]/100*PI()))" office:value-type="float" office:value="644.383141827638" calcext:value-type="float">
            <text:p/>
          </table:table-cell>
          <table:table-cell table:formula="of:=[.C49]+[.B50]" office:value-type="float" office:value="7677.42029463555" calcext:value-type="float">
            <text:p/>
          </table:table-cell>
          <table:table-cell table:formula="of:=[.C50]/[.C$117]*[.B$5]" office:value-type="float" office:value="1.15830952111427" calcext:value-type="float">
            <text:p/>
          </table:table-cell>
          <table:table-cell table:formula="of:=[.A50]/100*[.B$8]" office:value-type="float" office:value="2.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$13]/2*(1-COS([.A51]/100*PI()))" office:value-type="float" office:value="680.198302741499" calcext:value-type="float">
            <text:p/>
          </table:table-cell>
          <table:table-cell table:formula="of:=[.C50]+[.B51]" office:value-type="float" office:value="8357.61859737704" calcext:value-type="float">
            <text:p/>
          </table:table-cell>
          <table:table-cell table:formula="of:=[.C51]/[.C$117]*[.B$5]" office:value-type="float" office:value="1.26093255594562" calcext:value-type="float">
            <text:p/>
          </table:table-cell>
          <table:table-cell table:formula="of:=[.A51]/100*[.B$8]" office:value-type="float" office:value="2.2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3]/2*(1-COS([.A52]/100*PI()))" office:value-type="float" office:value="716.637469091845" calcext:value-type="float">
            <text:p/>
          </table:table-cell>
          <table:table-cell table:formula="of:=[.C51]+[.B52]" office:value-type="float" office:value="9074.25606646889" calcext:value-type="float">
            <text:p/>
          </table:table-cell>
          <table:table-cell table:formula="of:=[.C52]/[.C$117]*[.B$5]" office:value-type="float" office:value="1.3690532490665" calcext:value-type="float">
            <text:p/>
          </table:table-cell>
          <table:table-cell table:formula="of:=[.A52]/100*[.B$8]" office:value-type="float" office:value="2.3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$13]/2*(1-COS([.A53]/100*PI()))" office:value-type="float" office:value="753.664679820842" calcext:value-type="float">
            <text:p/>
          </table:table-cell>
          <table:table-cell table:formula="of:=[.C52]+[.B53]" office:value-type="float" office:value="9827.92074628973" calcext:value-type="float">
            <text:p/>
          </table:table-cell>
          <table:table-cell table:formula="of:=[.C53]/[.C$117]*[.B$5]" office:value-type="float" office:value="1.48276032004371" calcext:value-type="float">
            <text:p/>
          </table:table-cell>
          <table:table-cell table:formula="of:=[.A53]/100*[.B$8]" office:value-type="float" office:value="2.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$13]/2*(1-COS([.A54]/100*PI()))" office:value-type="float" office:value="791.243393541851" calcext:value-type="float">
            <text:p/>
          </table:table-cell>
          <table:table-cell table:formula="of:=[.C53]+[.B54]" office:value-type="float" office:value="10619.1641398316" calcext:value-type="float">
            <text:p/>
          </table:table-cell>
          <table:table-cell table:formula="of:=[.C54]/[.C$117]*[.B$5]" office:value-type="float" office:value="1.60213697536356" calcext:value-type="float">
            <text:p/>
          </table:table-cell>
          <table:table-cell table:formula="of:=[.A54]/100*[.B$8]" office:value-type="float" office:value="2.4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$13]/2*(1-COS([.A55]/100*PI()))" office:value-type="float" office:value="829.33652460136" calcext:value-type="float">
            <text:p/>
          </table:table-cell>
          <table:table-cell table:formula="of:=[.C54]+[.B55]" office:value-type="float" office:value="11448.5006644329" calcext:value-type="float">
            <text:p/>
          </table:table-cell>
          <table:table-cell table:formula="of:=[.C55]/[.C$117]*[.B$5]" office:value-type="float" office:value="1.72726082631709" calcext:value-type="float">
            <text:p/>
          </table:table-cell>
          <table:table-cell table:formula="of:=[.A55]/100*[.B$8]" office:value-type="float" office:value="2.5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$13]/2*(1-COS([.A56]/100*PI()))" office:value-type="float" office:value="867.906479678055" calcext:value-type="float">
            <text:p/>
          </table:table-cell>
          <table:table-cell table:formula="of:=[.C55]+[.B56]" office:value-type="float" office:value="12316.407144111" calcext:value-type="float">
            <text:p/>
          </table:table-cell>
          <table:table-cell table:formula="of:=[.C56]/[.C$117]*[.B$5]" office:value-type="float" office:value="1.85820381240713" calcext:value-type="float">
            <text:p/>
          </table:table-cell>
          <table:table-cell table:formula="of:=[.A56]/100*[.B$8]" office:value-type="float" office:value="2.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3]/2*(1-COS([.A57]/100*PI()))" office:value-type="float" office:value="906.915194882881" calcext:value-type="float">
            <text:p/>
          </table:table-cell>
          <table:table-cell table:formula="of:=[.C56]+[.B57]" office:value-type="float" office:value="13223.3223389939" calcext:value-type="float">
            <text:p/>
          </table:table-cell>
          <table:table-cell table:style-name="ce1" table:formula="of:=[.C57]/[.C$117]*[.B$5]" office:value-type="float" office:value="1.99503213035268" calcext:value-type="float">
            <text:p/>
          </table:table-cell>
          <table:table-cell table:style-name="ce3" table:formula="of:=[.A57]/100*[.B$8]" office:value-type="float" office:value="2.66666666666667" calcext:value-type="float">
            <text:p/>
          </table:table-cell>
          <table:table-cell table:formula="of:=[.E57]-[.E48]" office:value-type="float" office:value="0.6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$13]/2*(1-COS([.A58]/100*PI()))" office:value-type="float" office:value="946.324173323511" calcext:value-type="float">
            <text:p/>
          </table:table-cell>
          <table:table-cell table:formula="of:=[.C57]+[.B58]" office:value-type="float" office:value="14169.6465123174" calcext:value-type="float">
            <text:p/>
          </table:table-cell>
          <table:table-cell table:formula="of:=[.C58]/[.C$117]*[.B$5]" office:value-type="float" office:value="2.13780616876076" calcext:value-type="float">
            <text:p/>
          </table:table-cell>
          <table:table-cell table:formula="of:=[.A58]/100*[.B$8]" office:value-type="float" office:value="2.7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$13]/2*(1-COS([.A59]/100*PI()))" office:value-type="float" office:value="986.094523096128" calcext:value-type="float">
            <text:p/>
          </table:table-cell>
          <table:table-cell table:formula="of:=[.C58]+[.B59]" office:value-type="float" office:value="15155.7410354135" calcext:value-type="float">
            <text:p/>
          </table:table-cell>
          <table:table-cell table:formula="of:=[.C59]/[.C$117]*[.B$5]" office:value-type="float" office:value="2.28658044853009" calcext:value-type="float">
            <text:p/>
          </table:table-cell>
          <table:table-cell table:formula="of:=[.A59]/100*[.B$8]" office:value-type="float" office:value="2.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$13]/2*(1-COS([.A60]/100*PI()))" office:value-type="float" office:value="1026.18699566704" calcext:value-type="float">
            <text:p/>
          </table:table-cell>
          <table:table-cell table:formula="of:=[.C59]+[.B60]" office:value-type="float" office:value="16181.9280310806" calcext:value-type="float">
            <text:p/>
          </table:table-cell>
          <table:table-cell table:formula="of:=[.C60]/[.C$117]*[.B$5]" office:value-type="float" office:value="2.44140356904563" calcext:value-type="float">
            <text:p/>
          </table:table-cell>
          <table:table-cell table:formula="of:=[.A60]/100*[.B$8]" office:value-type="float" office:value="2.8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$13]/2*(1-COS([.A61]/100*PI()))" office:value-type="float" office:value="1066.56202460624" calcext:value-type="float">
            <text:p/>
          </table:table-cell>
          <table:table-cell table:formula="of:=[.C60]+[.B61]" office:value-type="float" office:value="17248.4900556868" calcext:value-type="float">
            <text:p/>
          </table:table-cell>
          <table:table-cell table:formula="of:=[.C61]/[.C$117]*[.B$5]" office:value-type="float" office:value="2.60231816021677" calcext:value-type="float">
            <text:p/>
          </table:table-cell>
          <table:table-cell table:formula="of:=[.A61]/100*[.B$8]" office:value-type="float" office:value="2.9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3]/2*(1-COS([.A62]/100*PI()))" office:value-type="float" office:value="1107.1797646347" calcext:value-type="float">
            <text:p/>
          </table:table-cell>
          <table:table-cell table:formula="of:=[.C61]+[.B62]" office:value-type="float" office:value="18355.6698203215" calcext:value-type="float">
            <text:p/>
          </table:table-cell>
          <table:table-cell table:formula="of:=[.C62]/[.C$117]*[.B$5]" office:value-type="float" office:value="2.76936084040683" calcext:value-type="float">
            <text:p/>
          </table:table-cell>
          <table:table-cell table:formula="of:=[.A62]/100*[.B$8]" office:value-type="float" office:value="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$13]/2*(1-COS([.A63]/100*PI()))" office:value-type="float" office:value="1148.00013094685" calcext:value-type="float">
            <text:p/>
          </table:table-cell>
          <table:table-cell table:formula="of:=[.C62]+[.B63]" office:value-type="float" office:value="19503.6699512683" calcext:value-type="float">
            <text:p/>
          </table:table-cell>
          <table:table-cell table:style-name="ce1" table:formula="of:=[.C63]/[.C$117]*[.B$5]" office:value-type="float" office:value="2.94256218029508" calcext:value-type="float">
            <text:p/>
          </table:table-cell>
          <table:table-cell table:style-name="ce3" table:formula="of:=[.A63]/100*[.B$8]" office:value-type="float" office:value="3.06666666666667" calcext:value-type="float">
            <text:p/>
          </table:table-cell>
          <table:table-cell table:formula="of:=[.E63]-[.E57]" office:value-type="float" office:value="0.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$13]/2*(1-COS([.A64]/100*PI()))" office:value-type="float" office:value="1188.98283876945" calcext:value-type="float">
            <text:p/>
          </table:table-cell>
          <table:table-cell table:formula="of:=[.C63]+[.B64]" office:value-type="float" office:value="20692.6527900378" calcext:value-type="float">
            <text:p/>
          </table:table-cell>
          <table:table-cell table:formula="of:=[.C64]/[.C$117]*[.B$5]" office:value-type="float" office:value="3.12194667270726" calcext:value-type="float">
            <text:p/>
          </table:table-cell>
          <table:table-cell table:formula="of:=[.A64]/100*[.B$8]" office:value-type="float" office:value="3.1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$13]/2*(1-COS([.A65]/100*PI()))" office:value-type="float" office:value="1230.08744311778" calcext:value-type="float">
            <text:p/>
          </table:table-cell>
          <table:table-cell table:formula="of:=[.C64]+[.B65]" office:value-type="float" office:value="21922.7402331556" calcext:value-type="float">
            <text:p/>
          </table:table-cell>
          <table:table-cell table:formula="of:=[.C65]/[.C$117]*[.B$5]" office:value-type="float" office:value="3.30753270844403" calcext:value-type="float">
            <text:p/>
          </table:table-cell>
          <table:table-cell table:formula="of:=[.A65]/100*[.B$8]" office:value-type="float" office:value="3.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$13]/2*(1-COS([.A66]/100*PI()))" office:value-type="float" office:value="1271.27337870996" calcext:value-type="float">
            <text:p/>
          </table:table-cell>
          <table:table-cell table:formula="of:=[.C65]+[.B66]" office:value-type="float" office:value="23194.0136118655" calcext:value-type="float">
            <text:p/>
          </table:table-cell>
          <table:table-cell table:formula="of:=[.C66]/[.C$117]*[.B$5]" office:value-type="float" office:value="3.49933255813153" calcext:value-type="float">
            <text:p/>
          </table:table-cell>
          <table:table-cell table:formula="of:=[.A66]/100*[.B$8]" office:value-type="float" office:value="3.2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3]/2*(1-COS([.A67]/100*PI()))" office:value-type="float" office:value="1312.5" calcext:value-type="float">
            <text:p/>
          </table:table-cell>
          <table:table-cell table:formula="of:=[.C66]+[.B67]" office:value-type="float" office:value="24506.5136118655" calcext:value-type="float">
            <text:p/>
          </table:table-cell>
          <table:table-cell table:formula="of:=[.C67]/[.C$117]*[.B$5]" office:value-type="float" office:value="3.69735236011173" calcext:value-type="float">
            <text:p/>
          </table:table-cell>
          <table:table-cell table:formula="of:=[.A67]/100*[.B$8]" office:value-type="float" office:value="3.3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$13]/2*(1-COS([.A68]/100*PI()))" office:value-type="float" office:value="1353.72662129004" calcext:value-type="float">
            <text:p/>
          </table:table-cell>
          <table:table-cell table:formula="of:=[.C67]+[.B68]" office:value-type="float" office:value="25860.2402331556" calcext:value-type="float">
            <text:p/>
          </table:table-cell>
          <table:table-cell table:style-name="ce1" table:formula="of:=[.C68]/[.C$117]*[.B$5]" office:value-type="float" office:value="3.90159211438462" calcext:value-type="float">
            <text:p/>
          </table:table-cell>
          <table:table-cell table:style-name="ce3" table:formula="of:=[.A68]/100*[.B$8]" office:value-type="float" office:value="3.4" calcext:value-type="float">
            <text:p/>
          </table:table-cell>
          <table:table-cell table:formula="of:=[.E68]-[.E63]" office:value-type="float" office:value="0.33333333333333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$13]/2*(1-COS([.A69]/100*PI()))" office:value-type="float" office:value="1394.91255688222" calcext:value-type="float">
            <text:p/>
          </table:table-cell>
          <table:table-cell table:formula="of:=[.C68]+[.B69]" office:value-type="float" office:value="27255.1527900378" calcext:value-type="float">
            <text:p/>
          </table:table-cell>
          <table:table-cell table:formula="of:=[.C69]/[.C$117]*[.B$5]" office:value-type="float" office:value="4.11204568260825" calcext:value-type="float">
            <text:p/>
          </table:table-cell>
          <table:table-cell table:formula="of:=[.A69]/100*[.B$8]" office:value-type="float" office:value="3.4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$13]/2*(1-COS([.A70]/100*PI()))" office:value-type="float" office:value="1436.01716123055" calcext:value-type="float">
            <text:p/>
          </table:table-cell>
          <table:table-cell table:formula="of:=[.C69]+[.B70]" office:value-type="float" office:value="28691.1699512683" calcext:value-type="float">
            <text:p/>
          </table:table-cell>
          <table:table-cell table:formula="of:=[.C70]/[.C$117]*[.B$5]" office:value-type="float" office:value="4.32870079415647" calcext:value-type="float">
            <text:p/>
          </table:table-cell>
          <table:table-cell table:formula="of:=[.A70]/100*[.B$8]" office:value-type="float" office:value="3.5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$13]/2*(1-COS([.A71]/100*PI()))" office:value-type="float" office:value="1476.99986905315" calcext:value-type="float">
            <text:p/>
          </table:table-cell>
          <table:table-cell table:formula="of:=[.C70]+[.B71]" office:value-type="float" office:value="30168.1698203215" calcext:value-type="float">
            <text:p/>
          </table:table-cell>
          <table:table-cell table:formula="of:=[.C71]/[.C$117]*[.B$5]" office:value-type="float" office:value="4.55153905822861" calcext:value-type="float">
            <text:p/>
          </table:table-cell>
          <table:table-cell table:formula="of:=[.A71]/100*[.B$8]" office:value-type="float" office:value="3.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$13]/2*(1-COS([.A72]/100*PI()))" office:value-type="float" office:value="1517.8202353653" calcext:value-type="float">
            <text:p/>
          </table:table-cell>
          <table:table-cell table:formula="of:=[.C71]+[.B72]" office:value-type="float" office:value="31685.9900556868" calcext:value-type="float">
            <text:p/>
          </table:table-cell>
          <table:table-cell table:formula="of:=[.C72]/[.C$117]*[.B$5]" office:value-type="float" office:value="4.78053598199895" calcext:value-type="float">
            <text:p/>
          </table:table-cell>
          <table:table-cell table:formula="of:=[.A72]/100*[.B$8]" office:value-type="float" office:value="3.6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$13]/2*(1-COS([.A73]/100*PI()))" office:value-type="float" office:value="1558.43797539376" calcext:value-type="float">
            <text:p/>
          </table:table-cell>
          <table:table-cell table:formula="of:=[.C72]+[.B73]" office:value-type="float" office:value="33244.4280310806" calcext:value-type="float">
            <text:p/>
          </table:table-cell>
          <table:table-cell table:style-name="ce1" table:formula="of:=[.C73]/[.C$117]*[.B$5]" office:value-type="float" office:value="5.0156609947882" calcext:value-type="float">
            <text:p/>
          </table:table-cell>
          <table:table-cell table:style-name="ce3" table:formula="of:=[.A73]/100*[.B$8]" office:value-type="float" office:value="3.73333333333333" calcext:value-type="float">
            <text:p/>
          </table:table-cell>
          <table:table-cell table:formula="of:=[.E73]-[.E68]" office:value-type="float" office:value="0.33333333333333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$13]/2*(1-COS([.A74]/100*PI()))" office:value-type="float" office:value="1598.81300433296" calcext:value-type="float">
            <text:p/>
          </table:table-cell>
          <table:table-cell table:formula="of:=[.C73]+[.B74]" office:value-type="float" office:value="34843.2410354135" calcext:value-type="float">
            <text:p/>
          </table:table-cell>
          <table:table-cell table:formula="of:=[.C74]/[.C$117]*[.B$5]" office:value-type="float" office:value="5.25687747823306" calcext:value-type="float">
            <text:p/>
          </table:table-cell>
          <table:table-cell table:formula="of:=[.A74]/100*[.B$8]" office:value-type="float" office:value="3.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$13]/2*(1-COS([.A75]/100*PI()))" office:value-type="float" office:value="1638.90547690387" calcext:value-type="float">
            <text:p/>
          </table:table-cell>
          <table:table-cell table:formula="of:=[.C74]+[.B75]" office:value-type="float" office:value="36482.1465123174" calcext:value-type="float">
            <text:p/>
          </table:table-cell>
          <table:table-cell table:formula="of:=[.C75]/[.C$117]*[.B$5]" office:value-type="float" office:value="5.50414280242412" calcext:value-type="float">
            <text:p/>
          </table:table-cell>
          <table:table-cell table:formula="of:=[.A75]/100*[.B$8]" office:value-type="float" office:value="3.8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$13]/2*(1-COS([.A76]/100*PI()))" office:value-type="float" office:value="1678.67582667649" calcext:value-type="float">
            <text:p/>
          </table:table-cell>
          <table:table-cell table:formula="of:=[.C75]+[.B76]" office:value-type="float" office:value="38160.8223389939" calcext:value-type="float">
            <text:p/>
          </table:table-cell>
          <table:table-cell table:formula="of:=[.C76]/[.C$117]*[.B$5]" office:value-type="float" office:value="5.75740836797645" calcext:value-type="float">
            <text:p/>
          </table:table-cell>
          <table:table-cell table:formula="of:=[.A76]/100*[.B$8]" office:value-type="float" office:value="3.9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$13]/2*(1-COS([.A77]/100*PI()))" office:value-type="float" office:value="1718.08480511712" calcext:value-type="float">
            <text:p/>
          </table:table-cell>
          <table:table-cell table:formula="of:=[.C76]+[.B77]" office:value-type="float" office:value="39878.907144111" calcext:value-type="float">
            <text:p/>
          </table:table-cell>
          <table:table-cell table:style-name="ce1" table:formula="of:=[.C77]/[.C$117]*[.B$5]" office:value-type="float" office:value="6.01661965399129" calcext:value-type="float">
            <text:p/>
          </table:table-cell>
          <table:table-cell table:style-name="ce3" table:formula="of:=[.A77]/100*[.B$8]" office:value-type="float" office:value="4" calcext:value-type="float">
            <text:p/>
          </table:table-cell>
          <table:table-cell table:formula="of:=[.E77]-[.E73]" office:value-type="float" office:value="0.266666666666666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$13]/2*(1-COS([.A78]/100*PI()))" office:value-type="float" office:value="1757.09352032195" calcext:value-type="float">
            <text:p/>
          </table:table-cell>
          <table:table-cell table:formula="of:=[.C77]+[.B78]" office:value-type="float" office:value="41636.0006644329" calcext:value-type="float">
            <text:p/>
          </table:table-cell>
          <table:table-cell table:formula="of:=[.C78]/[.C$117]*[.B$5]" office:value-type="float" office:value="6.28171627186164" calcext:value-type="float">
            <text:p/>
          </table:table-cell>
          <table:table-cell table:formula="of:=[.A78]/100*[.B$8]" office:value-type="float" office:value="4.0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$13]/2*(1-COS([.A79]/100*PI()))" office:value-type="float" office:value="1795.66347539864" calcext:value-type="float">
            <text:p/>
          </table:table-cell>
          <table:table-cell table:formula="of:=[.C78]+[.B79]" office:value-type="float" office:value="43431.6641398316" calcext:value-type="float">
            <text:p/>
          </table:table-cell>
          <table:table-cell table:formula="of:=[.C79]/[.C$117]*[.B$5]" office:value-type="float" office:value="6.55263202486851" calcext:value-type="float">
            <text:p/>
          </table:table-cell>
          <table:table-cell table:formula="of:=[.A79]/100*[.B$8]" office:value-type="float" office:value="4.1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$13]/2*(1-COS([.A80]/100*PI()))" office:value-type="float" office:value="1833.75660645815" calcext:value-type="float">
            <text:p/>
          </table:table-cell>
          <table:table-cell table:formula="of:=[.C79]+[.B80]" office:value-type="float" office:value="45265.4207462897" calcext:value-type="float">
            <text:p/>
          </table:table-cell>
          <table:table-cell table:formula="of:=[.C80]/[.C$117]*[.B$5]" office:value-type="float" office:value="6.82929497350906" calcext:value-type="float">
            <text:p/>
          </table:table-cell>
          <table:table-cell table:formula="of:=[.A80]/100*[.B$8]" office:value-type="float" office:value="4.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$13]/2*(1-COS([.A81]/100*PI()))" office:value-type="float" office:value="1871.33532017916" calcext:value-type="float">
            <text:p/>
          </table:table-cell>
          <table:table-cell table:formula="of:=[.C80]+[.B81]" office:value-type="float" office:value="47136.7560664689" calcext:value-type="float">
            <text:p/>
          </table:table-cell>
          <table:table-cell table:style-name="ce1" table:formula="of:=[.C81]/[.C$117]*[.B$5]" office:value-type="float" office:value="7.11162750649224" calcext:value-type="float">
            <text:p/>
          </table:table-cell>
          <table:table-cell table:style-name="ce3" table:formula="of:=[.A81]/100*[.B$8]" office:value-type="float" office:value="4.26666666666667" calcext:value-type="float">
            <text:p/>
          </table:table-cell>
          <table:table-cell table:formula="of:=[.E81]-[.E77]" office:value-type="float" office:value="0.266666666666667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$13]/2*(1-COS([.A82]/100*PI()))" office:value-type="float" office:value="1908.36253090816" calcext:value-type="float">
            <text:p/>
          </table:table-cell>
          <table:table-cell table:formula="of:=[.C81]+[.B82]" office:value-type="float" office:value="49045.118597377" calcext:value-type="float">
            <text:p/>
          </table:table-cell>
          <table:table-cell table:formula="of:=[.C82]/[.C$117]*[.B$5]" office:value-type="float" office:value="7.39954641733176" calcext:value-type="float">
            <text:p/>
          </table:table-cell>
          <table:table-cell table:formula="of:=[.A82]/100*[.B$8]" office:value-type="float" office:value="4.3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$13]/2*(1-COS([.A83]/100*PI()))" office:value-type="float" office:value="1944.8016972585" calcext:value-type="float">
            <text:p/>
          </table:table-cell>
          <table:table-cell table:formula="of:=[.C82]+[.B83]" office:value-type="float" office:value="50989.9202946355" calcext:value-type="float">
            <text:p/>
          </table:table-cell>
          <table:table-cell table:formula="of:=[.C83]/[.C$117]*[.B$5]" office:value-type="float" office:value="7.69296298646081" calcext:value-type="float">
            <text:p/>
          </table:table-cell>
          <table:table-cell table:formula="of:=[.A83]/100*[.B$8]" office:value-type="float" office:value="4.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$13]/2*(1-COS([.A84]/100*PI()))" office:value-type="float" office:value="1980.61685817236" calcext:value-type="float">
            <text:p/>
          </table:table-cell>
          <table:table-cell table:formula="of:=[.C83]+[.B84]" office:value-type="float" office:value="52970.5371528079" calcext:value-type="float">
            <text:p/>
          </table:table-cell>
          <table:table-cell table:style-name="ce1" table:formula="of:=[.C84]/[.C$117]*[.B$5]" office:value-type="float" office:value="7.99178306878762" calcext:value-type="float">
            <text:p/>
          </table:table-cell>
          <table:table-cell table:style-name="ce3" table:formula="of:=[.A84]/100*[.B$8]" office:value-type="float" office:value="4.46666666666667" calcext:value-type="float">
            <text:p/>
          </table:table-cell>
          <table:table-cell table:formula="of:=[.E84]-[.E81]" office:value-type="float" office:value="0.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$13]/2*(1-COS([.A85]/100*PI()))" office:value-type="float" office:value="2015.77266840993" calcext:value-type="float">
            <text:p/>
          </table:table-cell>
          <table:table-cell table:formula="of:=[.C84]+[.B85]" office:value-type="float" office:value="54986.3098212178" calcext:value-type="float">
            <text:p/>
          </table:table-cell>
          <table:table-cell table:formula="of:=[.C85]/[.C$117]*[.B$5]" office:value-type="float" office:value="8.29590718660524" calcext:value-type="float">
            <text:p/>
          </table:table-cell>
          <table:table-cell table:formula="of:=[.A85]/100*[.B$8]" office:value-type="float" office:value="4.5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$13]/2*(1-COS([.A86]/100*PI()))" office:value-type="float" office:value="2050.23443343092" calcext:value-type="float">
            <text:p/>
          </table:table-cell>
          <table:table-cell table:formula="of:=[.C85]+[.B86]" office:value-type="float" office:value="57036.5442546488" calcext:value-type="float">
            <text:p/>
          </table:table-cell>
          <table:table-cell table:formula="of:=[.C86]/[.C$117]*[.B$5]" office:value-type="float" office:value="8.60523062776408" calcext:value-type="float">
            <text:p/>
          </table:table-cell>
          <table:table-cell table:formula="of:=[.A86]/100*[.B$8]" office:value-type="float" office:value="4.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$13]/2*(1-COS([.A87]/100*PI()))" office:value-type="float" office:value="2083.96814363387" calcext:value-type="float">
            <text:p/>
          </table:table-cell>
          <table:table-cell table:formula="of:=[.C86]+[.B87]" office:value-type="float" office:value="59120.5123982826" calcext:value-type="float">
            <text:p/>
          </table:table-cell>
          <table:table-cell table:style-name="ce1" table:formula="of:=[.C87]/[.C$117]*[.B$5]" office:value-type="float" office:value="8.91964354901011" calcext:value-type="float">
            <text:p/>
          </table:table-cell>
          <table:table-cell table:style-name="ce3" table:formula="of:=[.A87]/100*[.B$8]" office:value-type="float" office:value="4.66666666666667" calcext:value-type="float">
            <text:p/>
          </table:table-cell>
          <table:table-cell table:formula="of:=[.E87]-[.E84]" office:value-type="float" office:value="0.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$13]/2*(1-COS([.A88]/100*PI()))" office:value-type="float" office:value="2116.94050791953" calcext:value-type="float">
            <text:p/>
          </table:table-cell>
          <table:table-cell table:formula="of:=[.C87]+[.B88]" office:value-type="float" office:value="61237.4529062022" calcext:value-type="float">
            <text:p/>
          </table:table-cell>
          <table:table-cell table:formula="of:=[.C88]/[.C$117]*[.B$5]" office:value-type="float" office:value="9.23903108438694" calcext:value-type="float">
            <text:p/>
          </table:table-cell>
          <table:table-cell table:formula="of:=[.A88]/100*[.B$8]" office:value-type="float" office:value="4.7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$13]/2*(1-COS([.A89]/100*PI()))" office:value-type="float" office:value="2149.11898654515" calcext:value-type="float">
            <text:p/>
          </table:table-cell>
          <table:table-cell table:formula="of:=[.C88]+[.B89]" office:value-type="float" office:value="63386.5718927473" calcext:value-type="float">
            <text:p/>
          </table:table-cell>
          <table:table-cell table:formula="of:=[.C89]/[.C$117]*[.B$5]" office:value-type="float" office:value="9.5632734585946" calcext:value-type="float">
            <text:p/>
          </table:table-cell>
          <table:table-cell table:formula="of:=[.A89]/100*[.B$8]" office:value-type="float" office:value="4.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$13]/2*(1-COS([.A90]/100*PI()))" office:value-type="float" office:value="2180.47182323729" calcext:value-type="float">
            <text:p/>
          </table:table-cell>
          <table:table-cell table:formula="of:=[.C89]+[.B90]" office:value-type="float" office:value="65567.0437159846" calcext:value-type="float">
            <text:p/>
          </table:table-cell>
          <table:table-cell table:style-name="ce1" table:formula="of:=[.C90]/[.C$117]*[.B$5]" office:value-type="float" office:value="9.89224610519334" calcext:value-type="float">
            <text:p/>
          </table:table-cell>
          <table:table-cell table:style-name="ce3" table:formula="of:=[.A90]/100*[.B$8]" office:value-type="float" office:value="4.86666666666667" calcext:value-type="float">
            <text:p/>
          </table:table-cell>
          <table:table-cell table:formula="of:=[.E90]-[.E87]" office:value-type="float" office:value="0.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$13]/2*(1-COS([.A91]/100*PI()))" office:value-type="float" office:value="2210.9680765314" calcext:value-type="float">
            <text:p/>
          </table:table-cell>
          <table:table-cell table:formula="of:=[.C90]+[.B91]" office:value-type="float" office:value="67778.011792516" calcext:value-type="float">
            <text:p/>
          </table:table-cell>
          <table:table-cell table:formula="of:=[.C91]/[.C$117]*[.B$5]" office:value-type="float" office:value="10.2258197895357" calcext:value-type="float">
            <text:p/>
          </table:table-cell>
          <table:table-cell table:formula="of:=[.A91]/100*[.B$8]" office:value-type="float" office:value="4.9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$13]/2*(1-COS([.A92]/100*PI()))" office:value-type="float" office:value="2240.57765030734" calcext:value-type="float">
            <text:p/>
          </table:table-cell>
          <table:table-cell table:formula="of:=[.C91]+[.B92]" office:value-type="float" office:value="70018.5894428233" calcext:value-type="float">
            <text:p/>
          </table:table-cell>
          <table:table-cell table:formula="of:=[.C92]/[.C$117]*[.B$5]" office:value-type="float" office:value="10.5638607363053" calcext:value-type="float">
            <text:p/>
          </table:table-cell>
          <table:table-cell table:formula="of:=[.A92]/100*[.B$8]" office:value-type="float" office:value="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$13]/2*(1-COS([.A93]/100*PI()))" office:value-type="float" office:value="2269.2713234906" calcext:value-type="float">
            <text:p/>
          </table:table-cell>
          <table:table-cell table:formula="of:=[.C92]+[.B93]" office:value-type="float" office:value="72287.8607663139" calcext:value-type="float">
            <text:p/>
          </table:table-cell>
          <table:table-cell table:style-name="ce1" table:formula="of:=[.C93]/[.C$117]*[.B$5]" office:value-type="float" office:value="10.9062307615372" calcext:value-type="float">
            <text:p/>
          </table:table-cell>
          <table:table-cell table:style-name="ce3" table:formula="of:=[.A93]/100*[.B$8]" office:value-type="float" office:value="5.06666666666667" calcext:value-type="float">
            <text:p/>
          </table:table-cell>
          <table:table-cell table:formula="of:=[.E93]-[.E90]" office:value-type="float" office:value="0.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$13]/2*(1-COS([.A94]/100*PI()))" office:value-type="float" office:value="2297.02077888998" calcext:value-type="float">
            <text:p/>
          </table:table-cell>
          <table:table-cell table:formula="of:=[.C93]+[.B94]" office:value-type="float" office:value="74584.8815452039" calcext:value-type="float">
            <text:p/>
          </table:table-cell>
          <table:table-cell table:formula="of:=[.C94]/[.C$117]*[.B$5]" office:value-type="float" office:value="11.2527874089888" calcext:value-type="float">
            <text:p/>
          </table:table-cell>
          <table:table-cell table:formula="of:=[.A94]/100*[.B$8]" office:value-type="float" office:value="5.1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$13]/2*(1-COS([.A95]/100*PI()))" office:value-type="float" office:value="2323.79863114322" calcext:value-type="float">
            <text:p/>
          </table:table-cell>
          <table:table-cell table:formula="of:=[.C94]+[.B95]" office:value-type="float" office:value="76908.6801763471" calcext:value-type="float">
            <text:p/>
          </table:table-cell>
          <table:table-cell table:formula="of:=[.C95]/[.C$117]*[.B$5]" office:value-type="float" office:value="11.6033840907266" calcext:value-type="float">
            <text:p/>
          </table:table-cell>
          <table:table-cell table:formula="of:=[.A95]/100*[.B$8]" office:value-type="float" office:value="5.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$13]/2*(1-COS([.A96]/100*PI()))" office:value-type="float" office:value="2349.57845374309" calcext:value-type="float">
            <text:p/>
          </table:table-cell>
          <table:table-cell table:formula="of:=[.C95]+[.B96]" office:value-type="float" office:value="79258.2586300902" calcext:value-type="float">
            <text:p/>
          </table:table-cell>
          <table:table-cell table:style-name="ce1" table:formula="of:=[.C96]/[.C$117]*[.B$5]" office:value-type="float" office:value="11.9578702317911" calcext:value-type="float">
            <text:p/>
          </table:table-cell>
          <table:table-cell table:style-name="ce3" table:formula="of:=[.A96]/100*[.B$8]" office:value-type="float" office:value="5.26666666666667" calcext:value-type="float">
            <text:p/>
          </table:table-cell>
          <table:table-cell table:formula="of:=[.E96]-[.E93]" office:value-type="float" office:value="0.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$13]/2*(1-COS([.A97]/100*PI()))" office:value-type="float" office:value="2374.33480511712" calcext:value-type="float">
            <text:p/>
          </table:table-cell>
          <table:table-cell table:formula="of:=[.C96]+[.B97]" office:value-type="float" office:value="81632.5934352073" calcext:value-type="float">
            <text:p/>
          </table:table-cell>
          <table:table-cell table:formula="of:=[.C97]/[.C$117]*[.B$5]" office:value-type="float" office:value="12.316091418796" calcext:value-type="float">
            <text:p/>
          </table:table-cell>
          <table:table-cell table:formula="of:=[.A97]/100*[.B$8]" office:value-type="float" office:value="5.3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$13]/2*(1-COS([.A98]/100*PI()))" office:value-type="float" office:value="2398.04325373536" calcext:value-type="float">
            <text:p/>
          </table:table-cell>
          <table:table-cell table:formula="of:=[.C97]+[.B98]" office:value-type="float" office:value="84030.6366889427" calcext:value-type="float">
            <text:p/>
          </table:table-cell>
          <table:table-cell table:formula="of:=[.C98]/[.C$117]*[.B$5]" office:value-type="float" office:value="12.6778895523157" calcext:value-type="float">
            <text:p/>
          </table:table-cell>
          <table:table-cell table:formula="of:=[.A98]/100*[.B$8]" office:value-type="float" office:value="5.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$13]/2*(1-COS([.A99]/100*PI()))" office:value-type="float" office:value="2420.68040222139" calcext:value-type="float">
            <text:p/>
          </table:table-cell>
          <table:table-cell table:formula="of:=[.C98]+[.B99]" office:value-type="float" office:value="86451.3170911641" calcext:value-type="float">
            <text:p/>
          </table:table-cell>
          <table:table-cell table:style-name="ce1" table:formula="of:=[.C99]/[.C$117]*[.B$5]" office:value-type="float" office:value="13.0431030029102" calcext:value-type="float">
            <text:p/>
          </table:table-cell>
          <table:table-cell table:style-name="ce3" table:formula="of:=[.A99]/100*[.B$8]" office:value-type="float" office:value="5.46666666666667" calcext:value-type="float">
            <text:p/>
          </table:table-cell>
          <table:table-cell table:formula="of:=[.E99]-[.E96]" office:value-type="float" office:value="0.19999999999999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$13]/2*(1-COS([.A100]/100*PI()))" office:value-type="float" office:value="2442.22391044268" calcext:value-type="float">
            <text:p/>
          </table:table-cell>
          <table:table-cell table:formula="of:=[.C99]+[.B100]" office:value-type="float" office:value="88893.5410016068" calcext:value-type="float">
            <text:p/>
          </table:table-cell>
          <table:table-cell table:formula="of:=[.C100]/[.C$117]*[.B$5]" office:value-type="float" office:value="13.4115667706337" calcext:value-type="float">
            <text:p/>
          </table:table-cell>
          <table:table-cell table:formula="of:=[.A100]/100*[.B$8]" office:value-type="float" office:value="5.5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$13]/2*(1-COS([.A101]/100*PI()))" office:value-type="float" office:value="2462.65251755757" calcext:value-type="float">
            <text:p/>
          </table:table-cell>
          <table:table-cell table:formula="of:=[.C100]+[.B101]" office:value-type="float" office:value="91356.1935191643" calcext:value-type="float">
            <text:p/>
          </table:table-cell>
          <table:table-cell table:formula="of:=[.C101]/[.C$117]*[.B$5]" office:value-type="float" office:value="13.7831126478702" calcext:value-type="float">
            <text:p/>
          </table:table-cell>
          <table:table-cell table:formula="of:=[.A101]/100*[.B$8]" office:value-type="float" office:value="5.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$13]/2*(1-COS([.A102]/100*PI()))" office:value-type="float" office:value="2481.94606299723" calcext:value-type="float">
            <text:p/>
          </table:table-cell>
          <table:table-cell table:formula="of:=[.C101]+[.B102]" office:value-type="float" office:value="93838.1395821616" calcext:value-type="float">
            <text:p/>
          </table:table-cell>
          <table:table-cell table:style-name="ce1" table:formula="of:=[.C102]/[.C$117]*[.B$5]" office:value-type="float" office:value="14.1575693853332" calcext:value-type="float">
            <text:p/>
          </table:table-cell>
          <table:table-cell table:style-name="ce3" table:formula="of:=[.A102]/100*[.B$8]" office:value-type="float" office:value="5.66666666666667" calcext:value-type="float">
            <text:p/>
          </table:table-cell>
          <table:table-cell table:formula="of:=[.E102]-[.E99]" office:value-type="float" office:value="0.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$13]/2*(1-COS([.A103]/100*PI()))" office:value-type="float" office:value="2500.08550636165" calcext:value-type="float">
            <text:p/>
          </table:table-cell>
          <table:table-cell table:formula="of:=[.C102]+[.B103]" office:value-type="float" office:value="96338.2250885232" calcext:value-type="float">
            <text:p/>
          </table:table-cell>
          <table:table-cell table:formula="of:=[.C103]/[.C$117]*[.B$5]" office:value-type="float" office:value="14.534762861069" calcext:value-type="float">
            <text:p/>
          </table:table-cell>
          <table:table-cell table:formula="of:=[.A103]/100*[.B$8]" office:value-type="float" office:value="5.7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$13]/2*(1-COS([.A104]/100*PI()))" office:value-type="float" office:value="2517.05294621022" calcext:value-type="float">
            <text:p/>
          </table:table-cell>
          <table:table-cell table:formula="of:=[.C103]+[.B104]" office:value-type="float" office:value="98855.2780347334" calcext:value-type="float">
            <text:p/>
          </table:table-cell>
          <table:table-cell table:style-name="ce1" table:formula="of:=[.C104]/[.C$117]*[.B$5]" office:value-type="float" office:value="14.9145162522936" calcext:value-type="float">
            <text:p/>
          </table:table-cell>
          <table:table-cell table:style-name="ce3" table:formula="of:=[.A104]/100*[.B$8]" office:value-type="float" office:value="5.8" calcext:value-type="float">
            <text:p/>
          </table:table-cell>
          <table:table-cell table:formula="of:=[.E104]-[.E102]" office:value-type="float" office:value="0.13333333333333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$13]/2*(1-COS([.A105]/100*PI()))" office:value-type="float" office:value="2532.83163772833" calcext:value-type="float">
            <text:p/>
          </table:table-cell>
          <table:table-cell table:formula="of:=[.C104]+[.B105]" office:value-type="float" office:value="101388.109672462" calcext:value-type="float">
            <text:p/>
          </table:table-cell>
          <table:table-cell table:formula="of:=[.C105]/[.C$117]*[.B$5]" office:value-type="float" office:value="15.2966502098952" calcext:value-type="float">
            <text:p/>
          </table:table-cell>
          <table:table-cell table:formula="of:=[.A105]/100*[.B$8]" office:value-type="float" office:value="5.8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$13]/2*(1-COS([.A106]/100*PI()))" office:value-type="float" office:value="2547.40600925242" calcext:value-type="float">
            <text:p/>
          </table:table-cell>
          <table:table-cell table:formula="of:=[.C105]+[.B106]" office:value-type="float" office:value="103935.515681714" calcext:value-type="float">
            <text:p/>
          </table:table-cell>
          <table:table-cell table:formula="of:=[.C106]/[.C$117]*[.B$5]" office:value-type="float" office:value="15.6809830354307" calcext:value-type="float">
            <text:p/>
          </table:table-cell>
          <table:table-cell table:formula="of:=[.A106]/100*[.B$8]" office:value-type="float" office:value="5.9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$13]/2*(1-COS([.A107]/100*PI()))" office:value-type="float" office:value="2560.76167763739" calcext:value-type="float">
            <text:p/>
          </table:table-cell>
          <table:table-cell table:formula="of:=[.C106]+[.B107]" office:value-type="float" office:value="106496.277359352" calcext:value-type="float">
            <text:p/>
          </table:table-cell>
          <table:table-cell table:style-name="ce1" table:formula="of:=[.C107]/[.C$117]*[.B$5]" office:value-type="float" office:value="16.0673308604397" calcext:value-type="float">
            <text:p/>
          </table:table-cell>
          <table:table-cell table:style-name="ce3" table:formula="of:=[.A107]/100*[.B$8]" office:value-type="float" office:value="6" calcext:value-type="float">
            <text:p/>
          </table:table-cell>
          <table:table-cell table:formula="of:=[.E107]-[.E104]" office:value-type="float" office:value="0.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$13]/2*(1-COS([.A108]/100*PI()))" office:value-type="float" office:value="2572.88546245099" calcext:value-type="float">
            <text:p/>
          </table:table-cell>
          <table:table-cell table:formula="of:=[.C107]+[.B108]" office:value-type="float" office:value="109069.162821803" calcext:value-type="float">
            <text:p/>
          </table:table-cell>
          <table:table-cell table:formula="of:=[.C108]/[.C$117]*[.B$5]" office:value-type="float" office:value="16.4555078279004" calcext:value-type="float">
            <text:p/>
          </table:table-cell>
          <table:table-cell table:formula="of:=[.A108]/100*[.B$8]" office:value-type="float" office:value="6.0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$13]/2*(1-COS([.A109]/100*PI()))" office:value-type="float" office:value="2583.76539898133" calcext:value-type="float">
            <text:p/>
          </table:table-cell>
          <table:table-cell table:formula="of:=[.C108]+[.B109]" office:value-type="float" office:value="111652.928220784" calcext:value-type="float">
            <text:p/>
          </table:table-cell>
          <table:table-cell table:style-name="ce1" table:formula="of:=[.C109]/[.C$117]*[.B$5]" office:value-type="float" office:value="16.8453262756487" calcext:value-type="float">
            <text:p/>
          </table:table-cell>
          <table:table-cell table:style-name="ce3" table:formula="of:=[.A109]/100*[.B$8]" office:value-type="float" office:value="6.13333333333333" calcext:value-type="float">
            <text:p/>
          </table:table-cell>
          <table:table-cell table:formula="of:=[.E109]-[.E107]" office:value-type="float" office:value="0.13333333333333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$13]/2*(1-COS([.A110]/100*PI()))" office:value-type="float" office:value="2593.39075004461" calcext:value-type="float">
            <text:p/>
          </table:table-cell>
          <table:table-cell table:formula="of:=[.C109]+[.B110]" office:value-type="float" office:value="114246.318970828" calcext:value-type="float">
            <text:p/>
          </table:table-cell>
          <table:table-cell table:formula="of:=[.C110]/[.C$117]*[.B$5]" office:value-type="float" office:value="17.2365969215772" calcext:value-type="float">
            <text:p/>
          </table:table-cell>
          <table:table-cell table:formula="of:=[.A110]/100*[.B$8]" office:value-type="float" office:value="6.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$13]/2*(1-COS([.A111]/100*PI()))" office:value-type="float" office:value="2601.7520165814" calcext:value-type="float">
            <text:p/>
          </table:table-cell>
          <table:table-cell table:formula="of:=[.C110]+[.B111]" office:value-type="float" office:value="116848.07098741" calcext:value-type="float">
            <text:p/>
          </table:table-cell>
          <table:table-cell table:formula="of:=[.C111]/[.C$117]*[.B$5]" office:value-type="float" office:value="17.6291290504343" calcext:value-type="float">
            <text:p/>
          </table:table-cell>
          <table:table-cell table:formula="of:=[.A111]/100*[.B$8]" office:value-type="float" office:value="6.2666666666666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$13]/2*(1-COS([.A112]/100*PI()))" office:value-type="float" office:value="2608.84094703112" calcext:value-type="float">
            <text:p/>
          </table:table-cell>
          <table:table-cell table:formula="of:=[.C111]+[.B112]" office:value-type="float" office:value="119456.911934441" calcext:value-type="float">
            <text:p/>
          </table:table-cell>
          <table:table-cell table:style-name="ce1" table:formula="of:=[.C112]/[.C$117]*[.B$5]" office:value-type="float" office:value="18.0227307020373" calcext:value-type="float">
            <text:p/>
          </table:table-cell>
          <table:table-cell table:style-name="ce3" table:formula="of:=[.A112]/100*[.B$8]" office:value-type="float" office:value="6.33333333333333" calcext:value-type="float">
            <text:p/>
          </table:table-cell>
          <table:table-cell table:formula="of:=[.E112]-[.E109]" office:value-type="float" office:value="0.19999999999999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$13]/2*(1-COS([.A113]/100*PI()))" office:value-type="float" office:value="2614.65054547525" calcext:value-type="float">
            <text:p/>
          </table:table-cell>
          <table:table-cell table:formula="of:=[.C112]+[.B113]" office:value-type="float" office:value="122071.562479916" calcext:value-type="float">
            <text:p/>
          </table:table-cell>
          <table:table-cell table:formula="of:=[.C113]/[.C$117]*[.B$5]" office:value-type="float" office:value="18.4172088607134" calcext:value-type="float">
            <text:p/>
          </table:table-cell>
          <table:table-cell table:formula="of:=[.A113]/100*[.B$8]" office:value-type="float" office:value="6.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$13]/2*(1-COS([.A114]/100*PI()))" office:value-type="float" office:value="2619.17507854154" calcext:value-type="float">
            <text:p/>
          </table:table-cell>
          <table:table-cell table:formula="of:=[.C113]+[.B114]" office:value-type="float" office:value="124690.737558458" calcext:value-type="float">
            <text:p/>
          </table:table-cell>
          <table:table-cell table:style-name="ce1" table:formula="of:=[.C114]/[.C$117]*[.B$5]" office:value-type="float" office:value="18.8123696457834" calcext:value-type="float">
            <text:p/>
          </table:table-cell>
          <table:table-cell table:style-name="ce3" table:formula="of:=[.A114]/100*[.B$8]" office:value-type="float" office:value="6.46666666666667" calcext:value-type="float">
            <text:p/>
          </table:table-cell>
          <table:table-cell table:formula="of:=[.E114]-[.E112]" office:value-type="float" office:value="0.13333333333333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$13]/2*(1-COS([.A115]/100*PI()))" office:value-type="float" office:value="2622.41008106211" calcext:value-type="float">
            <text:p/>
          </table:table-cell>
          <table:table-cell table:formula="of:=[.C114]+[.B115]" office:value-type="float" office:value="127313.14763952" calcext:value-type="float">
            <text:p/>
          </table:table-cell>
          <table:table-cell table:formula="of:=[.C115]/[.C$117]*[.B$5]" office:value-type="float" office:value="19.2080185028979" calcext:value-type="float">
            <text:p/>
          </table:table-cell>
          <table:table-cell table:formula="of:=[.A115]/100*[.B$8]" office:value-type="float" office:value="6.533333333333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$13]/2*(1-COS([.A116]/100*PI()))" office:value-type="float" office:value="2624.35236048002" calcext:value-type="float">
            <text:p/>
          </table:table-cell>
          <table:table-cell table:formula="of:=[.C115]+[.B116]" office:value-type="float" office:value="129937.5" calcext:value-type="float">
            <text:p/>
          </table:table-cell>
          <table:table-cell table:formula="of:=[.C116]/[.C$117]*[.B$5]" office:value-type="float" office:value="19.6039603960396" calcext:value-type="float">
            <text:p/>
          </table:table-cell>
          <table:table-cell table:formula="of:=[.A116]/100*[.B$8]" office:value-type="float" office:value="6.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13]/2*(1-COS([.A117]/100*PI()))" office:value-type="float" office:value="2625" calcext:value-type="float">
            <text:p/>
          </table:table-cell>
          <table:table-cell table:formula="of:=[.C116]+[.B117]" office:value-type="float" office:value="132562.5" calcext:value-type="float">
            <text:p/>
          </table:table-cell>
          <table:table-cell table:style-name="ce1" table:formula="of:=[.C117]/[.C$117]*[.B$5]" office:value-type="float" office:value="20" calcext:value-type="float">
            <text:p/>
          </table:table-cell>
          <table:table-cell table:style-name="ce3" table:formula="of:=[.A117]/100*[.B$8]" office:value-type="float" office:value="6.66666666666667" calcext:value-type="float">
            <text:p/>
          </table:table-cell>
          <table:table-cell table:formula="of:=[.E117]-[.E114]" office:value-type="float" office:value="0.2" calcext:value-type="float">
            <text:p/>
          </table:table-cell>
          <table:table-cell table:number-columns-repeated="3"/>
        </table:table-row>
        <table:table-row table:style-name="ro2" table:number-rows-repeated="104845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7:35:38.362000000</meta:creation-date>
    <dc:date>2016-03-04T00:30:24.738000000</dc:date>
    <meta:editing-duration>PT2H18M</meta:editing-duration>
    <meta:editing-cycles>1</meta:editing-cycles>
    <meta:document-statistic meta:table-count="1" meta:cell-count="0" meta:object-count="0"/>
    <meta:generator>LibreOffice/4.2.0.4$Windows_x86 LibreOffice_project/05dceb5d363845f2cf968344d7adab8dcfb2ba71</meta:generator>
  </office:meta>
</office:document-meta>
</file>